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Berth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nt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äsar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nton" table:base-cell-address="$Sheet1.$C$5" table:cell-range-address="$Sheet1.$C$5"/>
        <table:named-range table:name="berta" table:base-cell-address="$Sheet1.$B$4" table:cell-range-address="$Sheet1.$B$4"/>
        <table:named-range table:name="caesar" table:base-cell-address="$Sheet1.$B$7" table:cell-range-address="$Sheet1.$B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0">20/09/2009</text:date>, <text:time>19:3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6T11:09:14</meta:creation-date>
    <dc:date>2009-09-20T19:39:39</dc:date>
    <meta:editing-duration>PT00H25M43S</meta:editing-duration>
    <meta:editing-cycles>3</meta:editing-cycles>
    <meta:generator>OpenOffice.org/3.0$Linux OpenOffice.org_project/300m15$Build-9379</meta:generator>
    <meta:document-statistic meta:table-count="3" meta:cell-count="3" meta:object-count="0"/>
  </office:meta>
</office:document-meta>
</file>